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dygmat obiektowy C++:</text:p>
      <text:p text:style-name="Standard">*konstruktor, destruktor, alokacja i wczytywanie danych w kontruktorze</text:p>
      <text:p text:style-name="Standard">*statyczne rzutowanie w stylu C++</text:p>
      <text:p text:style-name="Standard">*dynamiczne tworzenie obiektu</text:p>
      <text:p text:style-name="Standard">*poczytac na nastepne zajecia o kontenerach STL: vector i complex</text:p>
      <text:p text:style-name="Standard"/>
      <text:p text:style-name="Standard">struct urojona {</text:p>
      <text:p text:style-name="Standard">float x1u, x2u, su,ru,ilu,iru;</text:p>
      <text:p text:style-name="Standard">};</text:p>
      <text:p text:style-name="Standard"/>
      <text:p text:style-name="Standard">struct zespolona {</text:p>
      <text:p text:style-name="Standard">float x1r,x2r,sr,rr,ilr,irr;</text:p>
      <text:p text:style-name="Standard">urojona lur;</text:p>
      <text:p text:style-name="Standard">};</text:p>
      <text:p text:style-name="Standard"/>
      <text:p text:style-name="Standard">class rownanie {</text:p>
      <text:p text:style-name="Standard">int *dane_we; //a,b,c</text:p>
      <text:p text:style-name="Standard">float d,pd,md;</text:p>
      <text:p text:style-name="Standard">zespolona *z;</text:p>
      <text:p text:style-name="Standard"/>
      <text:p text:style-name="Standard">public:</text:p>
      <text:p text:style-name="Standard">rownanie(); //wczytywanie abc, alokacja pamieci dynamicznie</text:p>
      <text:p text:style-name="Standard">~rowananie();</text:p>
      <text:p text:style-name="Standard">void wyswietl_rowanie();</text:p>
      <text:p text:style-name="Standard">void oblicz_pierwiastki();</text:p>
      <text:p text:style-name="Standard">void dodaj();</text:p>
      <text:p text:style-name="Standard">void odejmij();</text:p>
      <text:p text:style-name="Standard">void pomnoz();</text:p>
      <text:p text:style-name="Standard">void podziel();</text:p>
      <text:p text:style-name="Standard">void wyswietl_wynik();</text:p>
      <text:p text:style-name="Standard">void formatuj_l_zesp();</text:p>
      <text:p text:style-name="Standard">void my_sqrt();</text:p>
      <text:p text:style-name="Standard">void oblicz_modul();</text:p>
      <text:p text:style-name="Standard">};</text:p>
      <text:p text:style-name="Standard"/>
      <text:p text:style-name="Standard">modul -&gt; md = sqrt(x1r^2 + x1u^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7S</meta:editing-duration>
    <meta:editing-cycles>3</meta:editing-cycles>
    <meta:generator>OpenOffice/4.1.3$Win32 OpenOffice.org_project/413m1$Build-9783</meta:generator>
    <dc:date>2017-04-17T22:21:27.54</dc:date>
    <meta:document-statistic meta:table-count="0" meta:image-count="0" meta:object-count="0" meta:page-count="1" meta:paragraph-count="31" meta:word-count="91" meta:character-count="696"/>
    <dc:creator>Maciej Gębicz</dc:creator>
    <meta:user-defined meta:name="Info 1"/>
    <meta:user-defined meta:name="Info 2"/>
    <meta:user-defined meta:name="Info 3"/>
    <meta:user-defined meta:name="Info 4"/>
  </office:meta>
</office:document-meta>
</file>